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9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0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1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12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3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14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5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6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17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18" style:family="paragraph" style:parent-style-name="Preformatted_20_Text">
      <style:text-properties fo:font-size="9pt" officeooo:rsid="0091d348" officeooo:paragraph-rsid="0091d348" style:font-size-asian="9pt" style:font-size-complex="9pt"/>
    </style:style>
    <style:style style:name="P19" style:family="paragraph" style:parent-style-name="Preformatted_20_Text">
      <style:text-properties fo:font-size="9pt" officeooo:rsid="00a4c6c7" officeooo:paragraph-rsid="00a4c6c7" style:font-size-asian="9pt" style:font-size-complex="9pt"/>
    </style:style>
    <style:style style:name="P20" style:family="paragraph" style:parent-style-name="Preformatted_20_Text">
      <style:text-properties fo:font-size="9pt" officeooo:rsid="00a6a098" officeooo:paragraph-rsid="00a6a098" style:font-size-asian="9pt" style:font-size-complex="9pt"/>
    </style:style>
    <style:style style:name="P21" style:family="paragraph" style:parent-style-name="Preformatted_20_Text">
      <style:text-properties fo:font-size="9pt" officeooo:rsid="00b342af" officeooo:paragraph-rsid="00b342af" style:font-size-asian="9pt" style:font-size-complex="9pt"/>
    </style:style>
    <style:style style:name="P22" style:family="paragraph" style:parent-style-name="Preformatted_20_Text">
      <style:text-properties fo:font-size="9pt" officeooo:rsid="00b342af" officeooo:paragraph-rsid="00d8989f" style:font-size-asian="9pt" style:font-size-complex="9pt"/>
    </style:style>
    <style:style style:name="P23" style:family="paragraph" style:parent-style-name="Preformatted_20_Text">
      <style:text-properties fo:font-size="9pt" officeooo:rsid="00b8a07b" officeooo:paragraph-rsid="00b8a07b" style:font-size-asian="9pt" style:font-size-complex="9pt"/>
    </style:style>
    <style:style style:name="P24" style:family="paragraph" style:parent-style-name="Preformatted_20_Text">
      <style:text-properties fo:font-size="9pt" officeooo:rsid="00bb3c34" officeooo:paragraph-rsid="00d8989f" style:font-size-asian="9pt" style:font-size-complex="9pt"/>
    </style:style>
    <style:style style:name="P25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26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27" style:family="paragraph" style:parent-style-name="Preformatted_20_Text">
      <style:text-properties fo:font-size="9pt" officeooo:rsid="00da6975" officeooo:paragraph-rsid="00da6975" style:font-size-asian="9pt" style:font-size-complex="9pt"/>
    </style:style>
    <style:style style:name="P28" style:family="paragraph" style:parent-style-name="Preformatted_20_Text">
      <style:text-properties fo:font-size="9pt" officeooo:rsid="00dcb67b" officeooo:paragraph-rsid="00dcb67b" style:font-size-asian="9pt" style:font-size-complex="9pt"/>
    </style:style>
    <style:style style:name="P29" style:family="paragraph" style:parent-style-name="Preformatted_20_Text">
      <style:text-properties fo:font-size="9pt" officeooo:rsid="00e19d6e" officeooo:paragraph-rsid="00e19d6e" style:font-size-asian="9pt" style:font-size-complex="9pt"/>
    </style:style>
    <style:style style:name="P30" style:family="paragraph" style:parent-style-name="Preformatted_20_Text">
      <style:text-properties fo:font-size="9pt" officeooo:rsid="00e2f2cd" officeooo:paragraph-rsid="00e2f2cd" style:font-size-asian="9pt" style:font-size-complex="9pt"/>
    </style:style>
    <style:style style:name="P31" style:family="paragraph" style:parent-style-name="Preformatted_20_Text">
      <style:text-properties fo:font-size="9pt" officeooo:rsid="00e32acc" officeooo:paragraph-rsid="00e32acc" style:font-size-asian="9pt" style:font-size-complex="9pt"/>
    </style:style>
    <style:style style:name="P32" style:family="paragraph" style:parent-style-name="Preformatted_20_Text">
      <style:text-properties fo:font-size="9pt" officeooo:rsid="00e4b565" officeooo:paragraph-rsid="00e4b565" style:font-size-asian="9pt" style:font-size-complex="9pt"/>
    </style:style>
    <style:style style:name="P33" style:family="paragraph" style:parent-style-name="Preformatted_20_Text">
      <style:text-properties fo:font-size="9pt" officeooo:rsid="00e5d784" officeooo:paragraph-rsid="00e5d784" style:font-size-asian="9pt" style:font-size-complex="9pt"/>
    </style:style>
    <style:style style:name="P34" style:family="paragraph" style:parent-style-name="Preformatted_20_Text">
      <style:text-properties fo:font-size="9pt" officeooo:rsid="00e86564" officeooo:paragraph-rsid="00e86564" style:font-size-asian="9pt" style:font-size-complex="9pt"/>
    </style:style>
    <style:style style:name="P35" style:family="paragraph" style:parent-style-name="Preformatted_20_Text">
      <style:text-properties fo:font-size="9pt" officeooo:rsid="00e8ef8c" officeooo:paragraph-rsid="00e8ef8c" style:font-size-asian="9pt" style:font-size-complex="9pt"/>
    </style:style>
    <style:style style:name="P36" style:family="paragraph" style:parent-style-name="Preformatted_20_Text">
      <style:text-properties fo:font-size="9pt" officeooo:rsid="00e8ef8c" officeooo:paragraph-rsid="00ee713b" style:font-size-asian="9pt" style:font-size-complex="9pt"/>
    </style:style>
    <style:style style:name="P37" style:family="paragraph" style:parent-style-name="Preformatted_20_Text">
      <style:text-properties fo:font-size="9pt" officeooo:rsid="00eabc6a" officeooo:paragraph-rsid="00eabc6a" style:font-size-asian="9pt" style:font-size-complex="9pt"/>
    </style:style>
    <style:style style:name="P38" style:family="paragraph" style:parent-style-name="Preformatted_20_Text">
      <style:text-properties fo:font-size="9pt" officeooo:rsid="00ee0b9e" officeooo:paragraph-rsid="00ee0b9e" style:font-size-asian="9pt" style:font-size-complex="9pt"/>
    </style:style>
    <style:style style:name="P39" style:family="paragraph" style:parent-style-name="Preformatted_20_Text">
      <style:text-properties fo:font-size="9pt" officeooo:rsid="00ee713b" officeooo:paragraph-rsid="00ee713b" style:font-size-asian="9pt" style:font-size-complex="9pt"/>
    </style:style>
    <style:style style:name="P40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fo:font-size="9pt" officeooo:rsid="00ee713b" officeooo:paragraph-rsid="00ee713b" style:font-size-asian="9pt" style:font-size-complex="9pt"/>
    </style:style>
    <style:style style:name="P41" style:family="paragraph" style:parent-style-name="Preformatted_20_Text">
      <style:text-properties fo:font-size="9pt" officeooo:rsid="00ef6081" officeooo:paragraph-rsid="00ef6081" style:font-size-asian="9pt" style:font-size-complex="9pt"/>
    </style:style>
    <style:style style:name="P42" style:family="paragraph" style:parent-style-name="Preformatted_20_Text">
      <style:text-properties fo:font-size="9pt" officeooo:rsid="00f0cfb3" officeooo:paragraph-rsid="00f0cfb3" style:font-size-asian="9pt" style:font-size-complex="9pt"/>
    </style:style>
    <style:style style:name="P43" style:family="paragraph" style:parent-style-name="Preformatted_20_Text">
      <style:text-properties fo:font-size="9pt" officeooo:rsid="00f15e16" officeooo:paragraph-rsid="00f15e16" style:font-size-asian="9pt" style:font-size-complex="9pt"/>
    </style:style>
    <style:style style:name="P44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5e16" officeooo:paragraph-rsid="00f15e16" style:font-size-asian="9pt" style:font-size-complex="9pt"/>
    </style:style>
    <style:style style:name="P45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7ec7" officeooo:paragraph-rsid="00f17ec7" style:font-size-asian="9pt" style:font-size-complex="9pt"/>
    </style:style>
    <style:style style:name="P46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47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48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49" style:family="paragraph" style:parent-style-name="Preformatted_20_Text">
      <style:text-properties fo:font-size="9pt" officeooo:rsid="00fbe59c" officeooo:paragraph-rsid="00fbe59c" style:font-size-asian="9pt" style:font-size-complex="9pt"/>
    </style:style>
    <style:style style:name="P50" style:family="paragraph" style:parent-style-name="Preformatted_20_Text">
      <style:text-properties fo:font-size="9pt" officeooo:rsid="00ff37d8" officeooo:paragraph-rsid="00ff37d8" style:font-size-asian="9pt" style:font-size-complex="9pt"/>
    </style:style>
    <style:style style:name="P51" style:family="paragraph" style:parent-style-name="Preformatted_20_Text">
      <style:text-properties fo:font-size="9pt" officeooo:rsid="01013176" officeooo:paragraph-rsid="01013176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11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12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13" style:family="paragraph" style:parent-style-name="Preformatted_20_Text">
      <style:text-properties fo:font-size="9pt" officeooo:rsid="01035251" officeooo:paragraph-rsid="01035251" style:font-size-asian="9pt" style:font-size-complex="9pt"/>
    </style:style>
    <style:style style:name="P114" style:family="paragraph" style:parent-style-name="Preformatted_20_Text">
      <style:text-properties fo:font-size="9pt" officeooo:rsid="00fd357d" officeooo:paragraph-rsid="00fd357d" style:font-size-asian="9pt" style:font-size-complex="9pt"/>
    </style:style>
    <style:style style:name="P115" style:family="paragraph" style:parent-style-name="Preformatted_20_Text">
      <style:text-properties fo:font-size="9pt" officeooo:rsid="0096afc8" officeooo:paragraph-rsid="01035251" style:font-size-asian="9pt" style:font-size-complex="9pt"/>
    </style:style>
    <style:style style:name="P116" style:family="paragraph" style:parent-style-name="Preformatted_20_Text">
      <style:text-properties fo:font-size="9pt" officeooo:rsid="0091d26d" officeooo:paragraph-rsid="00fd357d" style:font-size-asian="9pt" style:font-size-complex="9pt"/>
    </style:style>
    <style:style style:name="P1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18" style:family="paragraph" style:parent-style-name="Preformatted_20_Text">
      <style:text-properties fo:font-size="9pt" officeooo:rsid="00fd1ffd" officeooo:paragraph-rsid="00fd1ffd" style:font-size-asian="9pt" style:font-size-complex="9pt"/>
    </style:style>
    <style:style style:name="P119" style:family="paragraph" style:parent-style-name="Preformatted_20_Text">
      <style:text-properties fo:font-size="9pt" officeooo:rsid="0104de70" officeooo:paragraph-rsid="0104de70" style:font-size-asian="9pt" style:font-size-complex="9pt"/>
    </style:style>
    <style:style style:name="P120" style:family="paragraph" style:parent-style-name="Preformatted_20_Text">
      <style:text-properties fo:font-size="9pt" officeooo:rsid="01064bf5" officeooo:paragraph-rsid="01064bf5" style:font-size-asian="9pt" style:font-size-complex="9pt"/>
    </style:style>
    <style:style style:name="P121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22" style:family="paragraph" style:parent-style-name="Preformatted_20_Text">
      <style:text-properties fo:font-size="9pt" officeooo:rsid="0108417b" officeooo:paragraph-rsid="0108417b" style:font-size-asian="9pt" style:font-size-complex="9pt"/>
    </style:style>
    <style:style style:name="P123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124" style:family="paragraph" style:parent-style-name="Preformatted_20_Text">
      <style:text-properties fo:font-size="9pt" officeooo:rsid="010a81af" officeooo:paragraph-rsid="010a81af" style:font-size-asian="9pt" style:font-size-complex="9pt"/>
    </style:style>
    <style:style style:name="P125" style:family="paragraph" style:parent-style-name="Preformatted_20_Text">
      <style:text-properties fo:font-size="9pt" officeooo:rsid="000c1ad8" officeooo:paragraph-rsid="010a81af" style:font-size-asian="9pt" style:font-size-complex="9pt"/>
    </style:style>
    <style:style style:name="P126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c1ad8"/>
    </style:style>
    <style:style style:name="T6" style:family="text">
      <style:text-properties officeooo:rsid="000e348b"/>
    </style:style>
    <style:style style:name="T7" style:family="text">
      <style:text-properties officeooo:rsid="000ed277"/>
    </style:style>
    <style:style style:name="T8" style:family="text">
      <style:text-properties officeooo:rsid="0012457b"/>
    </style:style>
    <style:style style:name="T9" style:family="text">
      <style:text-properties officeooo:rsid="00140c9d"/>
    </style:style>
    <style:style style:name="T10" style:family="text">
      <style:text-properties officeooo:rsid="0017e90c"/>
    </style:style>
    <style:style style:name="T11" style:family="text">
      <style:text-properties officeooo:rsid="00196eb9"/>
    </style:style>
    <style:style style:name="T12" style:family="text">
      <style:text-properties officeooo:rsid="00197977"/>
    </style:style>
    <style:style style:name="T13" style:family="text">
      <style:text-properties officeooo:rsid="001b4a62"/>
    </style:style>
    <style:style style:name="T14" style:family="text">
      <style:text-properties officeooo:rsid="001dc152"/>
    </style:style>
    <style:style style:name="T15" style:family="text">
      <style:text-properties officeooo:rsid="002069ba"/>
    </style:style>
    <style:style style:name="T16" style:family="text">
      <style:text-properties officeooo:rsid="0020ef14"/>
    </style:style>
    <style:style style:name="T17" style:family="text">
      <style:text-properties officeooo:rsid="002230df"/>
    </style:style>
    <style:style style:name="T18" style:family="text">
      <style:text-properties officeooo:rsid="0023dd03"/>
    </style:style>
    <style:style style:name="T19" style:family="text">
      <style:text-properties officeooo:rsid="00292be2"/>
    </style:style>
    <style:style style:name="T20" style:family="text">
      <style:text-properties officeooo:rsid="00299fed"/>
    </style:style>
    <style:style style:name="T21" style:family="text">
      <style:text-properties officeooo:rsid="002e72c0"/>
    </style:style>
    <style:style style:name="T22" style:family="text">
      <style:text-properties officeooo:rsid="002f0617"/>
    </style:style>
    <style:style style:name="T23" style:family="text">
      <style:text-properties officeooo:rsid="00321113"/>
    </style:style>
    <style:style style:name="T24" style:family="text">
      <style:text-properties officeooo:rsid="0033ca68"/>
    </style:style>
    <style:style style:name="T25" style:family="text">
      <style:text-properties officeooo:rsid="00367467"/>
    </style:style>
    <style:style style:name="T26" style:family="text">
      <style:text-properties officeooo:rsid="00385205"/>
    </style:style>
    <style:style style:name="T27" style:family="text">
      <style:text-properties officeooo:rsid="003b617f"/>
    </style:style>
    <style:style style:name="T28" style:family="text">
      <style:text-properties officeooo:rsid="003c06ee"/>
    </style:style>
    <style:style style:name="T29" style:family="text">
      <style:text-properties officeooo:rsid="003f1013"/>
    </style:style>
    <style:style style:name="T30" style:family="text">
      <style:text-properties officeooo:rsid="0040cf91"/>
    </style:style>
    <style:style style:name="T31" style:family="text">
      <style:text-properties officeooo:rsid="0042b154"/>
    </style:style>
    <style:style style:name="T32" style:family="text">
      <style:text-properties officeooo:rsid="00472c36"/>
    </style:style>
    <style:style style:name="T33" style:family="text">
      <style:text-properties officeooo:rsid="004f7764"/>
    </style:style>
    <style:style style:name="T34" style:family="text">
      <style:text-properties officeooo:rsid="0060e3a7"/>
    </style:style>
    <style:style style:name="T35" style:family="text">
      <style:text-properties officeooo:rsid="0065f28c"/>
    </style:style>
    <style:style style:name="T36" style:family="text">
      <style:text-properties officeooo:rsid="0065fab1"/>
    </style:style>
    <style:style style:name="T37" style:family="text">
      <style:text-properties officeooo:rsid="00699ad0"/>
    </style:style>
    <style:style style:name="T38" style:family="text">
      <style:text-properties officeooo:rsid="006d15c5"/>
    </style:style>
    <style:style style:name="T39" style:family="text">
      <style:text-properties officeooo:rsid="006ee7f6"/>
    </style:style>
    <style:style style:name="T40" style:family="text">
      <style:text-properties officeooo:rsid="006eeca9"/>
    </style:style>
    <style:style style:name="T41" style:family="text">
      <style:text-properties officeooo:rsid="006f9ae8"/>
    </style:style>
    <style:style style:name="T42" style:family="text">
      <style:text-properties officeooo:rsid="007194f2"/>
    </style:style>
    <style:style style:name="T43" style:family="text">
      <style:text-properties officeooo:rsid="0072322d"/>
    </style:style>
    <style:style style:name="T44" style:family="text">
      <style:text-properties officeooo:rsid="007579f9"/>
    </style:style>
    <style:style style:name="T45" style:family="text">
      <style:text-properties officeooo:rsid="0075d0c3"/>
    </style:style>
    <style:style style:name="T46" style:family="text">
      <style:text-properties officeooo:rsid="0078ec60"/>
    </style:style>
    <style:style style:name="T47" style:family="text">
      <style:text-properties officeooo:rsid="0079efe5"/>
    </style:style>
    <style:style style:name="T48" style:family="text">
      <style:text-properties officeooo:rsid="007df907"/>
    </style:style>
    <style:style style:name="T49" style:family="text">
      <style:text-properties officeooo:rsid="007ebd4c"/>
    </style:style>
    <style:style style:name="T50" style:family="text">
      <style:text-properties officeooo:rsid="0080bc27"/>
    </style:style>
    <style:style style:name="T51" style:family="text">
      <style:text-properties officeooo:rsid="0080c721"/>
    </style:style>
    <style:style style:name="T52" style:family="text">
      <style:text-properties officeooo:rsid="00842fb4"/>
    </style:style>
    <style:style style:name="T53" style:family="text">
      <style:text-properties officeooo:rsid="0087d569"/>
    </style:style>
    <style:style style:name="T54" style:family="text">
      <style:text-properties officeooo:rsid="00a09010"/>
    </style:style>
    <style:style style:name="T55" style:family="text">
      <style:text-properties officeooo:rsid="00a7e97d"/>
    </style:style>
    <style:style style:name="T56" style:family="text">
      <style:text-properties officeooo:rsid="00aec69e"/>
    </style:style>
    <style:style style:name="T57" style:family="text">
      <style:text-properties officeooo:rsid="00b08175"/>
    </style:style>
    <style:style style:name="T58" style:family="text">
      <style:text-properties officeooo:rsid="00b2701f"/>
    </style:style>
    <style:style style:name="T59" style:family="text">
      <style:text-properties officeooo:rsid="00b342af"/>
    </style:style>
    <style:style style:name="T60" style:family="text">
      <style:text-properties officeooo:rsid="00c20474"/>
    </style:style>
    <style:style style:name="T61" style:family="text">
      <style:text-properties officeooo:rsid="00cc38f1"/>
    </style:style>
    <style:style style:name="T62" style:family="text">
      <style:text-properties officeooo:rsid="00ccd545"/>
    </style:style>
    <style:style style:name="T63" style:family="text">
      <style:text-properties officeooo:rsid="00cda726"/>
    </style:style>
    <style:style style:name="T64" style:family="text">
      <style:text-properties officeooo:rsid="00d15a67"/>
    </style:style>
    <style:style style:name="T65" style:family="text">
      <style:text-properties officeooo:rsid="00d3e2aa"/>
    </style:style>
    <style:style style:name="T66" style:family="text">
      <style:text-properties officeooo:rsid="00d4b80a"/>
    </style:style>
    <style:style style:name="T67" style:family="text">
      <style:text-properties officeooo:rsid="00d84ccf"/>
    </style:style>
    <style:style style:name="T68" style:family="text">
      <style:text-properties officeooo:rsid="00d8989f"/>
    </style:style>
    <style:style style:name="T69" style:family="text">
      <style:text-properties officeooo:rsid="00da6975"/>
    </style:style>
    <style:style style:name="T70" style:family="text">
      <style:text-properties officeooo:rsid="00dd3ab1"/>
    </style:style>
    <style:style style:name="T71" style:family="text">
      <style:text-properties officeooo:rsid="00e19d6e"/>
    </style:style>
    <style:style style:name="T72" style:family="text">
      <style:text-properties officeooo:rsid="00e41a20"/>
    </style:style>
    <style:style style:name="T73" style:family="text">
      <style:text-properties officeooo:rsid="00e5d784"/>
    </style:style>
    <style:style style:name="T74" style:family="text">
      <style:text-properties officeooo:rsid="00e61a98"/>
    </style:style>
    <style:style style:name="T75" style:family="text">
      <style:text-properties officeooo:rsid="00e76312"/>
    </style:style>
    <style:style style:name="T76" style:family="text">
      <style:text-properties officeooo:rsid="00e86564"/>
    </style:style>
    <style:style style:name="T77" style:family="text">
      <style:text-properties officeooo:rsid="00e8ef8c"/>
    </style:style>
    <style:style style:name="T78" style:family="text">
      <style:text-properties officeooo:rsid="00e9d616"/>
    </style:style>
    <style:style style:name="T79" style:family="text">
      <style:text-properties officeooo:rsid="00ee38c8"/>
    </style:style>
    <style:style style:name="T80" style:family="text">
      <style:text-properties officeooo:rsid="00ef6081"/>
    </style:style>
    <style:style style:name="T81" style:family="text">
      <style:text-properties officeooo:rsid="00f0cfb3"/>
    </style:style>
    <style:style style:name="T82" style:family="text">
      <style:text-properties officeooo:rsid="00f15e16"/>
    </style:style>
    <style:style style:name="T83" style:family="text">
      <style:text-properties officeooo:rsid="00f17ec7"/>
    </style:style>
    <style:style style:name="T84" style:family="text">
      <style:text-properties style:text-line-through-style="solid" style:text-line-through-type="single"/>
    </style:style>
    <style:style style:name="T85" style:family="text">
      <style:text-properties style:text-line-through-style="solid" style:text-line-through-type="single" officeooo:rsid="01035251"/>
    </style:style>
    <style:style style:name="T86" style:family="text">
      <style:text-properties officeooo:rsid="00fbe59c"/>
    </style:style>
    <style:style style:name="T87" style:family="text">
      <style:text-properties officeooo:rsid="0100ed40"/>
    </style:style>
    <style:style style:name="T88" style:family="text">
      <style:text-properties officeooo:rsid="01035251"/>
    </style:style>
    <style:style style:name="T89" style:family="text">
      <style:text-properties officeooo:rsid="0108417b"/>
    </style:style>
    <style:style style:name="T90" style:family="text">
      <style:text-properties officeooo:rsid="01084d6c"/>
    </style:style>
    <style:style style:name="T91" style:family="text">
      <style:text-properties officeooo:rsid="010a81af"/>
    </style:style>
    <style:style style:name="T92" style:family="text">
      <style:text-properties officeooo:rsid="010ac1ca"/>
    </style:style>
    <style:style style:name="T93" style:family="text">
      <style:text-properties officeooo:rsid="010c36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T boardContainer = boardContainer node</text:p>
      <text:p text:style-name="P1"/>
      <text:p text:style-name="P1">centralData {</text:p>
      <text:p text:style-name="P54"><text:tab/>board<text:span text:style-name="T17">Tiles</text:span><text:span text:style-name="T21">{</text:span></text:p>
      <text:p text:style-name="P52"><text:span text:style-name="T21"><text:tab/><text:tab/>x: </text:span><text:span text:style-name="T25">[</text:span></text:p>
      <text:p text:style-name="P53"><text:span text:style-name="T26"><text:tab/><text:tab/><text:tab/></text:span><text:span text:style-name="T24">{</text:span></text:p>
      <text:p text:style-name="P53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3"><text:span text:style-name="T21"><text:tab/><text:tab/></text:span><text:span text:style-name="T25"><text:tab/></text:span><text:span text:style-name="T24">}</text:span><text:span text:style-name="T26">,</text:span></text:p>
      <text:p text:style-name="P53"><text:span text:style-name="T26"><text:tab/><text:tab/><text:tab/></text:span><text:span text:style-name="T24">{</text:span></text:p>
      <text:p text:style-name="P53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3"><text:span text:style-name="T21"><text:tab/><text:tab/></text:span><text:span text:style-name="T25"><text:tab/></text:span><text:span text:style-name="T24">}</text:span><text:span text:style-name="T26">,</text:span></text:p>
      <text:p text:style-name="P53"><text:span text:style-name="T26"><text:tab/><text:tab/><text:tab/></text:span><text:span text:style-name="T24">{</text:span></text:p>
      <text:p text:style-name="P53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3"><text:span text:style-name="T21"><text:tab/><text:tab/></text:span><text:span text:style-name="T25"><text:tab/></text:span><text:span text:style-name="T24">}</text:span><text:span text:style-name="T26">,</text:span></text:p>
      <text:p text:style-name="P53"><text:span text:style-name="T26"><text:tab/><text:tab/><text:tab/></text:span><text:span text:style-name="T24">{</text:span></text:p>
      <text:p text:style-name="P53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3"><text:span text:style-name="T21"><text:tab/><text:tab/></text:span><text:span text:style-name="T25"><text:tab/></text:span><text:span text:style-name="T24">}</text:span><text:span text:style-name="T26">,</text:span></text:p>
      <text:p text:style-name="P53"><text:span text:style-name="T26"><text:tab/><text:tab/><text:tab/></text:span><text:span text:style-name="T24">{</text:span></text:p>
      <text:p text:style-name="P53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3"><text:span text:style-name="T21"><text:tab/><text:tab/></text:span><text:span text:style-name="T25"><text:tab/></text:span><text:span text:style-name="T24">}</text:span><text:span text:style-name="T26">,</text:span></text:p>
      <text:p text:style-name="P53"><text:span text:style-name="T26"><text:tab/><text:tab/><text:tab/></text:span><text:span text:style-name="T24">{</text:span></text:p>
      <text:p text:style-name="P53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3"><text:span text:style-name="T21"><text:tab/><text:tab/></text:span><text:span text:style-name="T25"><text:tab/></text:span><text:span text:style-name="T24">}</text:span><text:span text:style-name="T26">,</text:span></text:p>
      <text:p text:style-name="P53"><text:span text:style-name="T26"><text:tab/><text:tab/><text:tab/></text:span><text:span text:style-name="T24">{</text:span></text:p>
      <text:p text:style-name="P53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3"><text:span text:style-name="T21"><text:tab/><text:tab/></text:span><text:span text:style-name="T25"><text:tab/></text:span><text:span text:style-name="T24">}</text:span><text:span text:style-name="T26">,</text:span></text:p>
      <text:p text:style-name="P53"><text:span text:style-name="T26"><text:tab/><text:tab/><text:tab/></text:span><text:span text:style-name="T24">{</text:span></text:p>
      <text:p text:style-name="P53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53"><text:span text:style-name="T21"><text:tab/><text:tab/></text:span><text:span text:style-name="T25"><text:tab/></text:span><text:span text:style-name="T24">}</text:span><text:span text:style-name="T26">,</text:span></text:p>
      <text:p text:style-name="P57"><text:tab/><text:tab/>]</text:p>
      <text:p text:style-name="P58"><text:tab/>}</text:p>
      <text:p text:style-name="P110"><text:tab/>getTileFromCoordinate()</text:p>
      <text:p text:style-name="P14"/>
      <text:p text:style-name="P14"/>
      <text:p text:style-name="P108"><text:tab/>getPieceObjectFromString(string){</text:p>
      <text:p text:style-name="P108"><text:tab/><text:tab/>FOR EACH piece (piece) {</text:p>
      <text:p text:style-name="P108"><text:tab/><text:tab/><text:tab/>if piece.name equals string</text:p>
      <text:p text:style-name="P108"><text:tab/><text:tab/><text:tab/>return piece</text:p>
      <text:p text:style-name="P108"><text:tab/><text:tab/>}</text:p>
      <text:p text:style-name="P108"><text:tab/>}</text:p>
      <text:p text:style-name="P109"><text:tab/>availableTiles{</text:p>
      <text:p text:style-name="P109"><text:tab/><text:tab/>move[]</text:p>
      <text:p text:style-name="P109"><text:tab/><text:tab/>attack[]</text:p>
      <text:p text:style-name="P109"><text:tab/>}</text:p>
      <text:p text:style-name="P14"/>
      <text:p text:style-name="P3">}</text:p>
      <text:p text:style-name="P1"/>
      <text:p text:style-name="P4"/>
      <text:p text:style-name="P4"><text:span text:style-name="T2">b</text:span>oard {</text:p>
      <text:p text:style-name="P59"><text:tab/>tileFactory(<text:span text:style-name="T6">xCoordinate, yCoordinate, color</text:span>)<text:span text:style-name="T6">{</text:span></text:p>
      <text:p text:style-name="P60"><text:tab/><text:tab/>LET coordinates <text:span text:style-name="T74">{</text:span></text:p>
      <text:p text:style-name="P61"><text:tab/><text:tab/><text:tab/>x:<text:span text:style-name="T75"> xCoordinate</text:span></text:p>
      <text:p text:style-name="P61"><text:tab/><text:tab/><text:tab/>y:<text:span text:style-name="T75"> yCoordinate</text:span></text:p>
      <text:p text:style-name="P61"><text:tab/><text:tab/>}</text:p>
      <text:p text:style-name="P60"><text:tab/><text:tab/>LET color = color</text:p>
      <text:p text:style-name="P60"><text:tab/><text:tab/>LET content = ""</text:p>
      <text:p text:style-name="P60"><text:tab/><text:tab/>LET <text:span text:style-name="T54">available</text:span> = false</text:p>
      <text:p text:style-name="P60"><text:tab/><text:tab/>RETURN the object with the current variables as properties</text:p>
      <text:p text:style-name="P60"><text:span text:style-name="T9"><text:tab/></text:span>}</text:p>
      <text:p text:style-name="P6"><text:tab/><text:tab/></text:p>
      <text:p text:style-name="P5"><text:span text:style-name="T9"><text:tab/></text:span><text:span text:style-name="T1">createTiles</text:span>()<text:span text:style-name="T7">{</text:span></text:p>
      <text:p text:style-name="P62"><text:tab/>LET color = "white"</text:p>
      <text:p text:style-name="P62"><text:tab/>LET x = <text:span text:style-name="T33">0</text:span></text:p>
      <text:p text:style-name="P62"><text:tab/>LET y = <text:span text:style-name="T33">0</text:span></text:p>
      <text:p text:style-name="P62"><text:tab/>DO loop{</text:p>
      <text:p text:style-name="P62"><text:tab/><text:tab/>CREATE <text:span text:style-name="T8">tile object</text:span> through tileFactory(xCoordinate, Ycoordinate, color)</text:p>
      <text:p text:style-name="P63"><text:tab/><text:tab/>ADD eventlistener to tile<text:span text:style-name="T18"> (click, checkTileAction(tile)</text:span></text:p>
      <text:p text:style-name="P63"/>
      <text:p text:style-name="P65"><text:tab/><text:tab/>push tile onto board<text:span text:style-name="T17">Tiles</text:span><text:span text:style-name="T28">.x</text:span>[<text:span text:style-name="T28">xCoordinate</text:span>]<text:span text:style-name="T29">.</text:span><text:span text:style-name="T28">y[yCoordinate]</text:span></text:p>
      <text:p text:style-name="P64"/>
      <text:p text:style-name="P62"><text:tab/><text:tab/>IF xCoordinate &lt; <text:span text:style-name="T27">7</text:span></text:p>
      <text:p text:style-name="P62"><text:soft-page-break/><text:tab/><text:tab/><text:tab/>INCREMENT xCoordinate</text:p>
      <text:p text:style-name="P62"><text:tab/><text:tab/>ELSE IF yCoordinate &lt; <text:span text:style-name="T27">7</text:span></text:p>
      <text:p text:style-name="P62"><text:tab/><text:tab/><text:tab/>INCREMENT yCoordinate</text:p>
      <text:p text:style-name="P62"><text:tab/><text:tab/><text:tab/>xCoordinate = 1</text:p>
      <text:p text:style-name="P62"><text:tab/><text:tab/>ELSE</text:p>
      <text:p text:style-name="P62"><text:tab/><text:tab/><text:tab/>BREAK do loop</text:p>
      <text:p text:style-name="P66"/>
      <text:p text:style-name="P62"><text:tab/>}</text:p>
      <text:p text:style-name="P12"/>
      <text:p text:style-name="P103"><text:tab/>update()<text:span text:style-name="T51">{</text:span></text:p>
      <text:p text:style-name="P104"><text:tab/><text:tab/>boardcontainer content is empty</text:p>
      <text:p text:style-name="P105"><text:tab/><text:tab/>let currentTile = this.boardTiles.x[0].y[0]</text:p>
      <text:p text:style-name="P105"><text:tab/><text:tab/>FOR (i = 0; i &gt;= 63 ; i++){</text:p>
      <text:p text:style-name="P106"><text:tab/><text:tab/><text:tab/>boardContainer APPEND currentTile</text:p>
      <text:p text:style-name="P107"><text:tab/><text:tab/><text:tab/>currentTile = <text:span text:style-name="T53">getNextTile(currentTile)</text:span></text:p>
      <text:p text:style-name="P105"><text:tab/><text:tab/>}</text:p>
      <text:p text:style-name="P105"><text:tab/>}</text:p>
      <text:p text:style-name="P15"/>
      <text:p text:style-name="P46"><text:tab/>visualizeAvailableTiles()</text:p>
      <text:p text:style-name="P1">}</text:p>
      <text:p text:style-name="P1"/>
      <text:p text:style-name="P1"/>
      <text:p text:style-name="P1"/>
      <text:p text:style-name="P1"/>
      <text:p text:style-name="P55"><text:span text:style-name="T2">p</text:span>ieces {</text:p>
      <text:p text:style-name="P55"><text:tab/>constructor(<text:span text:style-name="T10">name, movement, player</text:span>)<text:span text:style-name="T11"> {</text:span></text:p>
      <text:p text:style-name="P67"><text:tab/><text:tab/>name = name</text:p>
      <text:p text:style-name="P67"><text:tab/><text:tab/>movement = movement</text:p>
      <text:p text:style-name="P68"><text:tab/><text:tab/>player = player</text:p>
      <text:p text:style-name="P67"><text:tab/><text:tab/>picture = picture</text:p>
      <text:p text:style-name="P69"><text:tab/><text:tab/><text:span text:style-name="T6">RETURN the object with the current variables as properties</text:span></text:p>
      <text:p text:style-name="P69"><text:tab/>}</text:p>
      <text:p text:style-name="P56"><text:tab/><text:span text:style-name="T1">list</text:span><text:span text:style-name="T19">[</text:span></text:p>
      <text:p text:style-name="P70"><text:tab/><text:tab/>name: ""</text:p>
      <text:p text:style-name="P70"><text:tab/><text:tab/>movement: {</text:p>
      <text:p text:style-name="P70"><text:tab/><text:tab/><text:tab/>direction: other</text:p>
      <text:p text:style-name="P70"><text:tab/><text:tab/><text:tab/>x: </text:p>
      <text:p text:style-name="P70"><text:tab/><text:tab/><text:tab/>y: </text:p>
      <text:p text:style-name="P70"><text:tab/><text:tab/><text:tab/>jump: <text:span text:style-name="T13">BOOLEAN</text:span></text:p>
      <text:p text:style-name="P70"><text:tab/><text:tab/><text:tab/>attack{</text:p>
      <text:p text:style-name="P70"><text:tab/><text:tab/><text:tab/><text:span text:style-name="T13"><text:tab/></text:span>x: </text:p>
      <text:p text:style-name="P70"><text:tab/><text:tab/><text:tab/><text:span text:style-name="T13"><text:tab/></text:span>y:<text:span text:style-name="T13"> </text:span></text:p>
      <text:p text:style-name="P70"><text:tab/><text:tab/><text:tab/>}</text:p>
      <text:p text:style-name="P71"><text:tab/><text:tab/>player: "white" or "black"</text:p>
      <text:p text:style-name="P72"><text:tab/><text:tab/>image: image url<text:span text:style-name="T14"> (svg?)</text:span></text:p>
      <text:p text:style-name="P70"><text:tab/><text:tab/><text:span text:style-name="T19">]</text:span></text:p>
      <text:p text:style-name="P56"><text:span text:style-name="T12"><text:tab/></text:span><text:span text:style-name="T1">}</text:span></text:p>
      <text:p text:style-name="P2"/>
      <text:p text:style-name="P73"><text:span text:style-name="T4"><text:tab/></text:span>placement{</text:p>
      <text:p text:style-name="P74"><text:tab/><text:tab/>white<text:span text:style-name="T16">: </text:span><text:span text:style-name="T42">[</text:span></text:p>
      <text:p text:style-name="P75"><text:tab/><text:tab/><text:tab/>16 <text:span text:style-name="T30">array entries</text:span> with names</text:p>
      <text:p text:style-name="P76"><text:tab/><text:tab/><text:tab/>"rook"<text:span text:style-name="T43">,</text:span></text:p>
      <text:p text:style-name="P76"><text:tab/><text:tab/><text:tab/>"knight"<text:span text:style-name="T43">,</text:span></text:p>
      <text:p text:style-name="P76"><text:tab/><text:tab/><text:tab/>"bishop"<text:span text:style-name="T43">,</text:span></text:p>
      <text:p text:style-name="P76"><text:tab/><text:tab/><text:tab/>"queen"<text:span text:style-name="T43">,</text:span></text:p>
      <text:p text:style-name="P76"><text:tab/><text:tab/><text:tab/>"king"<text:span text:style-name="T43">,</text:span></text:p>
      <text:p text:style-name="P76"><text:tab/><text:tab/><text:tab/><text:span text:style-name="T43">"bishop",</text:span></text:p>
      <text:p text:style-name="P77"><text:tab/><text:tab/><text:tab/>"knight",</text:p>
      <text:p text:style-name="P77"><text:tab/><text:tab/><text:tab/>"rook",</text:p>
      <text:p text:style-name="P77"/>
      <text:p text:style-name="P77"><text:tab/><text:tab/><text:tab/>"pawn",</text:p>
      <text:p text:style-name="P77"><text:tab/><text:tab/><text:tab/>"pawn",</text:p>
      <text:p text:style-name="P77"><text:tab/><text:tab/><text:tab/>"pawn",</text:p>
      <text:p text:style-name="P77"><text:tab/><text:tab/><text:tab/>"pawn",</text:p>
      <text:p text:style-name="P77"><text:tab/><text:tab/><text:tab/>"pawn",</text:p>
      <text:p text:style-name="P77"><text:tab/><text:tab/><text:tab/>"pawn",</text:p>
      <text:p text:style-name="P77"><text:tab/><text:tab/><text:tab/>"pawn",</text:p>
      <text:p text:style-name="P77"><text:tab/><text:tab/><text:tab/>"pawn",</text:p>
      <text:p text:style-name="P75"><text:tab/><text:tab/><text:span text:style-name="T42">]</text:span></text:p>
      <text:p text:style-name="P74"><text:tab/><text:tab/><text:span text:style-name="T16">black: {</text:span></text:p>
      <text:p text:style-name="P75"><text:tab/><text:tab/><text:tab/>16 <text:span text:style-name="T31">array entries</text:span> with names</text:p>
      <text:p text:style-name="P75"><text:soft-page-break/><text:tab/><text:tab/>}</text:p>
      <text:p text:style-name="P73"><text:span text:style-name="T15"><text:tab/></text:span>}</text:p>
      <text:p text:style-name="P78">}</text:p>
      <text:p text:style-name="P7"/>
      <text:p text:style-name="P7"/>
      <text:p text:style-name="P7">preparation <text:span text:style-name="T20">(</text:span>{</text:p>
      <text:p text:style-name="P79"><text:tab/>board.createTiles()</text:p>
      <text:p text:style-name="P80"><text:tab/>addPiecesToTiles(</text:p>
      <text:p text:style-name="P82"><text:tab/><text:tab/>//<text:span text:style-name="T38"> </text:span>place the white pieces</text:p>
      <text:p text:style-name="P83"><text:span text:style-name="T32"><text:tab/></text:span><text:span text:style-name="T34"><text:tab/></text:span><text:span text:style-name="T48">LET</text:span><text:span text:style-name="T36"> </text:span><text:span text:style-name="T47">currentTile</text:span><text:span text:style-name="T36"> = </text:span><text:span text:style-name="T45">boardTiles.x[0].y[0]</text:span></text:p>
      <text:p text:style-name="P84"><text:tab/><text:tab/><text:span text:style-name="T48">LET</text:span> i = 0</text:p>
      <text:p text:style-name="P85"><text:tab/><text:tab/><text:span text:style-name="T41">LET</text:span><text:span text:style-name="T40"> pieceName = </text:span>placement<text:span text:style-name="T40">.white[i]</text:span></text:p>
      <text:p text:style-name="P88"><text:tab/><text:tab/><text:span text:style-name="T35">DO {</text:span></text:p>
      <text:p text:style-name="P90"><text:tab/><text:tab/><text:tab/>IF <text:span text:style-name="T39">placement</text:span><text:span text:style-name="T40">.white[i]</text:span> is not falsy,<text:span text:style-name="T49">{</text:span></text:p>
      <text:p text:style-name="P86"><text:span text:style-name="T50"><text:tab/><text:tab/><text:tab/><text:tab/></text:span><text:span text:style-name="T41">LET</text:span><text:span text:style-name="T40"> pieceName = </text:span>placement<text:span text:style-name="T40">.white[i]</text:span></text:p>
      <text:p text:style-name="P92"><text:tab/><text:tab/><text:tab/><text:span text:style-name="T44"><text:tab/></text:span><text:span text:style-name="T41">LET</text:span> pieceObject = getPieceObjectFromString(pieceName)</text:p>
      <text:p text:style-name="P94"><text:tab/><text:tab/><text:tab/><text:tab/>currentTile.content = pieceObject</text:p>
      <text:p text:style-name="P96"><text:tab/><text:tab/><text:tab/>}</text:p>
      <text:p text:style-name="P92"/>
      <text:p text:style-name="P97"><text:tab/><text:tab/><text:tab/><text:span text:style-name="T47">currentTile</text:span><text:span text:style-name="T46"> = </text:span>getNextTile(tile)</text:p>
      <text:p text:style-name="P98"><text:tab/><text:tab/><text:tab/>i++</text:p>
      <text:p text:style-name="P97"><text:tab/><text:tab/><text:tab/></text:p>
      <text:p text:style-name="P92"><text:tab/><text:tab/><text:tab/></text:p>
      <text:p text:style-name="P99"><text:tab/><text:tab/>} WHILE: x &lt;= 7 AND y &lt;= 1</text:p>
      <text:p text:style-name="P88"/>
      <text:p text:style-name="P100"><text:tab/><text:tab/>// place the black pieces</text:p>
      <text:p text:style-name="P101"><text:tab/><text:tab/>let x = 0</text:p>
      <text:p text:style-name="P101"><text:tab/><text:tab/>let y = 6</text:p>
      <text:p text:style-name="P89"><text:tab/><text:tab/><text:span text:style-name="T35">DO {</text:span></text:p>
      <text:p text:style-name="P91"><text:tab/><text:tab/><text:tab/>IF <text:span text:style-name="T39">placement</text:span><text:span text:style-name="T40">.</text:span><text:span text:style-name="T61">black</text:span><text:span text:style-name="T40">[i]</text:span> is not falsy,<text:span text:style-name="T49">{</text:span></text:p>
      <text:p text:style-name="P87"><text:span text:style-name="T50"><text:tab/><text:tab/><text:tab/><text:tab/></text:span><text:span text:style-name="T41">LET</text:span><text:span text:style-name="T40"> pieceName = </text:span>placement<text:span text:style-name="T40">.</text:span><text:span text:style-name="T62">w</text:span><text:span text:style-name="T63">f2</text:span><text:span text:style-name="T62">hite</text:span><text:span text:style-name="T40">[i]</text:span></text:p>
      <text:p text:style-name="P93"><text:tab/><text:tab/><text:tab/><text:span text:style-name="T44"><text:tab/></text:span><text:span text:style-name="T41">LET</text:span> pieceObject = getPieceObjectFromString(pieceName)</text:p>
      <text:p text:style-name="P95"><text:tab/><text:tab/><text:tab/><text:tab/>currentTile.content = pieceObject</text:p>
      <text:p text:style-name="P102"><text:tab/><text:tab/><text:tab/></text:p>
      <text:p text:style-name="P89"><text:span text:style-name="T35"><text:tab/><text:tab/>} WHILE: x &lt;= 7 AND y &lt;= </text:span><text:span text:style-name="T37">7</text:span></text:p>
      <text:p text:style-name="P80"><text:span text:style-name="T30"><text:tab/></text:span>)</text:p>
      <text:p text:style-name="P81"><text:tab/><text:span text:style-name="T52">board.</text:span>update()</text:p>
      <text:p text:style-name="P78">}<text:span text:style-name="T20">)()</text:span></text:p>
      <text:p text:style-name="P7"/>
      <text:p text:style-name="P7">gamePlay{</text:p>
      <text:p text:style-name="P7"><text:span text:style-name="T4"><text:tab/></text:span>checkTileAction<text:span text:style-name="T3">(</text:span><text:span text:style-name="T55">clickedTile</text:span><text:span text:style-name="T3">)</text:span></text:p>
      <text:p text:style-name="P10"><text:tab/><text:tab/>IF <text:span text:style-name="T84">there was </text:span><text:span text:style-name="T85">not </text:span><text:span text:style-name="T84">already a piece selected</text:span><text:span text:style-name="T88"> and their is a piece on this tile,</text:span></text:p>
      <text:p text:style-name="P113"><text:tab/><text:tab/>that is the same color as the players turn:</text:p>
      <text:p text:style-name="P114"><text:span text:style-name="T88"><text:tab/><text:tab/><text:tab/></text:span>startMove()</text:p>
      <text:p text:style-name="P116"/>
      <text:p text:style-name="P119"><text:tab/><text:tab/>IF <text:span text:style-name="T84">there is a piece selected,</text:span> and the clicked tile is available:</text:p>
      <text:p text:style-name="P118"><text:span text:style-name="T88"><text:tab/><text:tab/><text:tab/></text:span>endMove()</text:p>
      <text:p text:style-name="P118"/>
      <text:p text:style-name="P121"><text:tab/><text:tab/>IF there is a piece selected but the current tile is NOT available OR</text:p>
      <text:p text:style-name="P121"><text:tab/><text:tab/>it is also the selectedTile</text:p>
      <text:p text:style-name="P121"><text:tab/><text:tab/><text:tab/>deselect piece</text:p>
      <text:p text:style-name="P121"/>
      <text:p text:style-name="P117"/>
      <text:p text:style-name="P113"><text:tab/>startMove ()<text:tab/><text:tab/></text:p>
      <text:p text:style-name="P120"><text:tab/><text:tab/>give which tiles are available</text:p>
      <text:p text:style-name="P121"><text:tab/><text:tab/>update the board</text:p>
      <text:p text:style-name="P115"/>
      <text:p text:style-name="P113"><text:tab/>endMove()</text:p>
      <text:p text:style-name="P121"><text:tab/><text:tab/><text:span text:style-name="T89">IF clicked tile was available: move</text:span></text:p>
      <text:p text:style-name="P122"><text:tab/><text:tab/><text:tab/>placePiece(<text:span text:style-name="T90">oldTile, newTile</text:span>)</text:p>
      <text:p text:style-name="P122"><text:tab/><text:tab/>IF clicked tile was available: attack</text:p>
      <text:p text:style-name="P122"><text:tab/><text:tab/><text:tab/>attackTile(<text:span text:style-name="T90">oldTile, newTile</text:span>)</text:p>
      <text:p text:style-name="P126"/>
      <text:p text:style-name="P125"><text:tab/>placePiece(<text:span text:style-name="T91">oldTile, </text:span><text:span text:style-name="T57">newTile</text:span>)</text:p>
      <text:p text:style-name="P124"><text:tab/><text:tab/>newTile.content = oldTile.content</text:p>
      <text:p text:style-name="P124"><text:tab/><text:tab/>oldTile.content = ""</text:p>
      <text:p text:style-name="P123"/>
      <text:p text:style-name="P123"><text:tab/>attackTile(oldTile, newTile)</text:p>
      <text:p text:style-name="P123"><text:tab/><text:tab/>save <text:span text:style-name="T91">new</text:span>Tile.content in lostPieces[]</text:p>
      <text:p text:style-name="P124"><text:tab/><text:tab/>newTile.content = oldTile.content</text:p>
      <text:p text:style-name="P124"><text:tab/><text:tab/>oldTile.content = ""</text:p>
      <text:p text:style-name="P123"><text:soft-page-break/></text:p>
      <text:p text:style-name="P50"><text:span text:style-name="T87"><text:tab/></text:span>endTurn()</text:p>
      <text:p text:style-name="P51"><text:tab/><text:tab/>switch player turn</text:p>
      <text:p text:style-name="P17"/>
      <text:p text:style-name="P13"><text:tab/>let selected<text:span text:style-name="T55">Tile </text:span>= ""</text:p>
      <text:p text:style-name="P16"><text:tab/>let playerTurn = "white"</text:p>
      <text:p text:style-name="P7">}</text:p>
      <text:p text:style-name="P7"/>
      <text:p text:style-name="P26">movementLogic {</text:p>
      <text:p text:style-name="P24"><text:tab/>updateAvailableTiles<text:span text:style-name="T69">() </text:span><text:span text:style-name="T64">{</text:span></text:p>
      <text:p text:style-name="P25"><text:tab/><text:tab/><text:span text:style-name="T67">RUN </text:span>getMovementData()</text:p>
      <text:p text:style-name="P25"><text:tab/><text:tab/><text:span text:style-name="T67">RUN </text:span>getAttackData()</text:p>
      <text:p text:style-name="P25"><text:tab/><text:tab/><text:span text:style-name="T65">let </text:span><text:span text:style-name="T66">availableTiles.</text:span><text:span text:style-name="T65">move = </text:span>calculateMovement<text:span text:style-name="T68">()</text:span></text:p>
      <text:p text:style-name="P25"><text:tab/><text:tab/><text:span text:style-name="T65">let </text:span><text:span text:style-name="T66">availableTiles.</text:span><text:span text:style-name="T65">attack = </text:span>calculateAttack<text:span text:style-name="T68">()</text:span></text:p>
      <text:p text:style-name="P28"><text:tab/><text:tab/>board.visualizeAvailableTiles<text:span text:style-name="T70">()</text:span></text:p>
      <text:p text:style-name="P27"><text:tab/>}</text:p>
      <text:p text:style-name="P22"><text:tab/><text:tab/></text:p>
      <text:p text:style-name="P25"><text:tab/>getMovementData()</text:p>
      <text:p text:style-name="P29"><text:tab/><text:tab/>IF the piece was not moved AND there is a firstmove present:</text:p>
      <text:p text:style-name="P29"><text:tab/><text:tab/><text:tab/>return piece.firstMove</text:p>
      <text:p text:style-name="P29"><text:tab/><text:tab/>ELSE</text:p>
      <text:p text:style-name="P29"><text:tab/><text:tab/><text:tab/>return piece.movement</text:p>
      <text:p text:style-name="P29"><text:tab/><text:tab/><text:tab/><text:tab/></text:p>
      <text:p text:style-name="P25"><text:tab/>getAttackData()</text:p>
      <text:p text:style-name="P30"><text:tab/><text:tab/>IF piece.attack is "movement"</text:p>
      <text:p text:style-name="P30"><text:tab/><text:tab/><text:tab/>return piece.movement</text:p>
      <text:p text:style-name="P30"><text:tab/><text:tab/>ELSE</text:p>
      <text:p text:style-name="P30"><text:tab/><text:tab/><text:tab/>return piece.attack<text:span text:style-name="T71"><text:tab/><text:tab/></text:span></text:p>
      <text:p text:style-name="P31"><text:tab/>getStepAmount()</text:p>
      <text:p text:style-name="P31"><text:tab/><text:tab/>IF stepAmount = continuous</text:p>
      <text:p text:style-name="P31"><text:tab/><text:tab/><text:tab/>return true</text:p>
      <text:p text:style-name="P31"><text:tab/><text:tab/>ELSE </text:p>
      <text:p text:style-name="P31"><text:tab/><text:tab/><text:tab/>return <text:span text:style-name="T72">tile.piece.</text:span>stepAmount</text:p>
      <text:p text:style-name="P31"><text:tab/></text:p>
      <text:p text:style-name="P25"><text:tab/><text:span text:style-name="T65">let </text:span><text:span text:style-name="T66">availableTiles.</text:span><text:span text:style-name="T65">move = </text:span>calculateMovement (<text:span text:style-name="T77">originTile</text:span>)</text:p>
      <text:p text:style-name="P31"><text:tab/><text:tab/>LET current<text:span text:style-name="T76">Tile</text:span> = tile.coordinate</text:p>
      <text:p text:style-name="P41"><text:tab/><text:tab/>LET newTile</text:p>
      <text:p text:style-name="P31"><text:tab/><text:tab/>LET i = getStepAmount</text:p>
      <text:p text:style-name="P32"><text:span text:style-name="T80"><text:tab/><text:tab/></text:span>// check every movement direction:</text:p>
      <text:p text:style-name="P32"><text:tab/><text:tab/>FOREACH piece.movement</text:p>
      <text:p text:style-name="P32"><text:tab/><text:tab/><text:tab/>LET <text:span text:style-name="T73">directionX</text:span> = pieceMovement[0]</text:p>
      <text:p text:style-name="P32"><text:tab/><text:tab/><text:tab/>LET <text:span text:style-name="T73">directionY</text:span> = pieceMovement[1]</text:p>
      <text:p text:style-name="P33"><text:tab/><text:tab/><text:tab/><text:span text:style-name="T77">followDirection: </text:span>FOR stepAmount of times, do the following:</text:p>
      <text:p text:style-name="P33"><text:tab/><text:tab/><text:tab/><text:tab/><text:span text:style-name="T74">let newX = current</text:span><text:span text:style-name="T76">Tile.x</text:span></text:p>
      <text:p text:style-name="P34"><text:tab/><text:tab/><text:tab/><text:tab/>let newY = currentTile.y</text:p>
      <text:p text:style-name="P35"><text:tab/><text:tab/><text:tab/><text:tab/>IF newX &gt; 7 OR newY &gt; 7 OR</text:p>
      <text:p text:style-name="P35"><text:tab/><text:tab/><text:tab/><text:tab/> <text:s text:c="2"/>newX &lt; 0 OR newY &lt; 0</text:p>
      <text:p text:style-name="P37"><text:span text:style-name="T80"><text:tab/><text:tab/><text:tab/><text:tab/><text:tab/></text:span>// <text:s/>tile is out of bounds</text:p>
      <text:p text:style-name="P35"><text:tab/><text:tab/><text:tab/><text:tab/><text:tab/>let currentTile = originTile</text:p>
      <text:p text:style-name="P35"><text:tab/><text:tab/><text:tab/><text:tab/><text:tab/><text:span text:style-name="T78">BREAK </text:span>followDirection loop</text:p>
      <text:p text:style-name="P38"><text:tab/><text:tab/><text:tab/><text:tab/>ELSE IF piece does not jump</text:p>
      <text:p text:style-name="P38"><text:span text:style-name="T80"><text:tab/><text:tab/><text:tab/><text:tab/><text:tab/></text:span>//check if there is another piece in the way</text:p>
      <text:p text:style-name="P42"><text:tab/><text:tab/><text:tab/><text:tab/><text:tab/>newTile = <text:span text:style-name="T77">boardTiles.x[newX].y[newY]</text:span></text:p>
      <text:p text:style-name="P39"><text:tab/><text:tab/><text:tab/><text:tab/><text:tab/><text:span text:style-name="T82">IF </text:span><text:span text:style-name="T81">newT</text:span>ile.content is not false</text:p>
      <text:p text:style-name="P43"><text:tab/><text:tab/><text:tab/><text:tab/><text:tab/><text:tab/>tile is occupied</text:p>
      <text:p text:style-name="P36"><text:tab/><text:tab/><text:tab/><text:tab/><text:tab/><text:span text:style-name="T82"><text:tab/></text:span>let currentTile = originTile</text:p>
      <text:p text:style-name="P36"><text:tab/><text:tab/><text:tab/><text:tab/><text:tab/><text:span text:style-name="T82"><text:tab/></text:span><text:span text:style-name="T78">BREAK </text:span>followDirection loop</text:p>
      <text:p text:style-name="P39"><text:tab/><text:tab/><text:tab/><text:tab/>ELSE</text:p>
      <text:p text:style-name="P40"><text:span text:style-name="T80"><text:tab/><text:tab/><text:tab/><text:tab/><text:tab/></text:span>// tile can apparently move here, add it to the available tiles</text:p>
      <text:p text:style-name="P44"><text:tab/><text:tab/><text:tab/><text:tab/><text:tab/>add newTile to availableTiles.move</text:p>
      <text:p text:style-name="P45"><text:tab/><text:tab/><text:tab/><text:tab/><text:tab/>// start checking one step further in the direction</text:p>
      <text:p text:style-name="P35"><text:tab/><text:tab/><text:tab/><text:tab/><text:span text:style-name="T83"><text:tab/></text:span>let <text:span text:style-name="T79">current</text:span>Tile = <text:span text:style-name="T82">newTile</text:span></text:p>
      <text:p text:style-name="P31"/>
      <text:p text:style-name="P31"/>
      <text:p text:style-name="P25"><text:tab/><text:span text:style-name="T65">let </text:span><text:span text:style-name="T66">availableTiles.</text:span><text:span text:style-name="T65">attack = </text:span>calculateAttack () //has significant logic</text:p>
      <text:p text:style-name="P26">}</text:p>
      <text:p text:style-name="P26"/>
      <text:p text:style-name="P26"/>
      <text:p text:style-name="P26"/>
      <text:p text:style-name="P47">add new update info, so that also highlights can be update<text:span text:style-name="T86">d</text:span></text:p>
      <text:p text:style-name="P48">add the svgs of the other pieces</text:p>
      <text:p text:style-name="P49"><text:soft-page-break/>add the data for other pieces to the list</text:p>
      <text:p text:style-name="P48">add the placement to the original setup</text:p>
      <text:p text:style-name="P111">making a piece bounce slightly when placing 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9T12:35:41.055062884</dc:date>
    <meta:editing-duration>PT23H11M51S</meta:editing-duration>
    <meta:editing-cycles>245</meta:editing-cycles>
    <meta:document-statistic meta:table-count="0" meta:image-count="0" meta:object-count="0" meta:page-count="5" meta:paragraph-count="250" meta:word-count="731" meta:character-count="5241" meta:non-whitespace-character-count="4152"/>
  </office:meta>
</office:document-meta>
</file>